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25a" officeooo:paragraph-rsid="001a825a"/>
    </style:style>
    <style:style style:name="P2" style:family="paragraph" style:parent-style-name="Standard">
      <style:text-properties officeooo:rsid="001be4bb" officeooo:paragraph-rsid="001be4bb"/>
    </style:style>
    <style:style style:name="P3" style:family="paragraph" style:parent-style-name="Standard">
      <style:text-properties officeooo:rsid="001c3c75" officeooo:paragraph-rsid="001c3c75"/>
    </style:style>
    <style:style style:name="P4" style:family="paragraph" style:parent-style-name="Standard">
      <style:text-properties officeooo:rsid="001c8a54" officeooo:paragraph-rsid="001c8a54"/>
    </style:style>
    <style:style style:name="P5" style:family="paragraph" style:parent-style-name="Standard">
      <style:text-properties officeooo:rsid="001cc8df" officeooo:paragraph-rsid="001cc8df"/>
    </style:style>
    <style:style style:name="P6" style:family="paragraph" style:parent-style-name="Standard">
      <style:text-properties officeooo:rsid="001d5f46" officeooo:paragraph-rsid="001d5f46"/>
    </style:style>
    <style:style style:name="P7" style:family="paragraph" style:parent-style-name="Preformatted_20_Text">
      <style:text-properties officeooo:rsid="001a825a" officeooo:paragraph-rsid="001a825a"/>
    </style:style>
    <style:style style:name="T1" style:family="text">
      <style:text-properties officeooo:rsid="001c3c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159.89.224.142</text:p>
      <text:p text:style-name="P1">root<text:span text:style-name="T1">@</text:span></text:p>
      <text:p text:style-name="P1">Z{6F6?[vRdY[b'sPh^X52Bf</text:p>
      <text:p text:style-name="P1"/>
      <text:p text:style-name="P3">djangodeploy</text:p>
      <text:p text:style-name="P3">S%!-zYN][3D+&lt;gRP_6(,C&gt;W</text:p>
      <text:p text:style-name="P3"/>
      <text:p text:style-name="P4">[…..postgresql…..]</text:p>
      <text:p text:style-name="P4"/>
      <text:p text:style-name="P4">mrdjangoguy</text:p>
      <text:p text:style-name="P4">s94be5p4pSZ3cZpu</text:p>
      <text:p text:style-name="P4"/>
      <text:p text:style-name="P5">virtualenv – myvev</text:p>
      <text:p text:style-name="P5"/>
      <text:p text:style-name="P6">source myvev/bin/activate</text:p>
      <text:p text:style-name="P1"/>
      <text:p text:style-name="P1"/>
      <text:p text:style-name="P1"/>
      <text:p text:style-name="P7"><text:span text:style-name="Source_20_Text">source activate yourenvnam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7:43:10.811158037</meta:creation-date>
    <dc:date>2018-04-13T09:06:09.365566016</dc:date>
    <meta:editing-duration>PT1H12M4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5" meta:character-count="192" meta:non-whitespace-character-count="187"/>
  </office:meta>
</office:document-meta>
</file>